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2025-03-10 18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42296" calcext:value-type="float">
            <text:p>22.94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2024-03-06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63048" calcext:value-type="float">
            <text:p>22.86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2024-02-21 0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4008" calcext:value-type="float">
            <text:p>22.92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2023-03-06 16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2568" calcext:value-type="float">
            <text:p>22.83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2023-01-25 23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8768" calcext:value-type="float">
            <text:p>22.90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2022-03-01 22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096" calcext:value-type="float">
            <text:p>22.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2022-01-27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082504" calcext:value-type="float">
            <text:p>23.08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2021-01-28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02672" calcext:value-type="float">
            <text:p>22.90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2020-02-05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7584" calcext:value-type="float">
            <text:p>21.8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2019-02-1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2018-01-30 2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20468" calcext:value-type="float">
            <text:p>22.2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2017-03-2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3996" calcext:value-type="float">
            <text:p>22.53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2015-02-09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23552" calcext:value-type="float">
            <text:p>22.32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2014-02-19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8096" calcext:value-type="float">
            <text:p>23.62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2013-02-0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2848" calcext:value-type="float">
            <text:p>22.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2012-03-01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2012-02-08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2006-0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9508" calcext:value-type="float">
            <text:p>21.59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2005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81136" calcext:value-type="float">
            <text:p>21.2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200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9528" calcext:value-type="float">
            <text:p>21.36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200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200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0196" calcext:value-type="float">
            <text:p>23.30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2000-0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724" calcext:value-type="float">
            <text:p>19.82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1999-0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9952" calcext:value-type="float">
            <text:p>20.18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199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9488" calcext:value-type="float">
            <text:p>19.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1997-03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0344" calcext:value-type="float">
            <text:p>19.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1995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0532" calcext:value-type="float">
            <text:p>19.70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1994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4152" calcext:value-type="float">
            <text:p>19.50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1988-01-12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416" calcext:value-type="float">
            <text:p>19.33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1987-01-21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1986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1985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1978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38064" calcext:value-type="float">
            <text:p>18.03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1977-0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120616" calcext:value-type="float">
            <text:p>17.12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1976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1975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25544" calcext:value-type="float">
            <text:p>16.9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1974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1224" calcext:value-type="float">
            <text:p>16.6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1973-05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1969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130016" calcext:value-type="float">
            <text:p>16.13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250105364501</text:p>
          </table:table-cell>
          <table:table-cell office:value-type="string" calcext:value-type="string">
            <text:p>CC03007436BCD</text:p>
          </table:table-cell>
          <table:table-cell office:value-type="string" calcext:value-type="string">
            <text:p>1969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03248" calcext:value-type="float">
            <text:p>16.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82" meta:object-count="0"/>
    <meta:user-defined meta:name="AppVersion">3.0</meta:user-defined>
  </office:meta>
</office:document-meta>
</file>